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 ett stort problem och <text:s/>dela upp det till flera delproblem, grunden för att bli en bra programmerare</text:p>
      <text:p text:style-name="Standard"/>
      <text:p text:style-name="Standard">struct VS class</text:p>
      <text:p text:style-name="Standard">struck är en datatyp.</text:p>
      <text:p text:style-name="Standard"/>
      <text:p text:style-name="Standard">Klassobjekt är referenstyp</text:p>
      <text:p text:style-name="Standard"/>
      <text:p text:style-name="Standard">de behandlas annorlun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6-15T09:22:03.36</meta:creation-date>
    <dc:date>2017-06-15T15:29:09.88</dc:date>
    <dc:creator>Niklas Johansson</dc:creator>
    <meta:editing-duration>PT6H7M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5" meta:word-count="31" meta:character-count="188"/>
  </office:meta>
</office:document-meta>
</file>